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7A0000007BA3CD4ACD.png" manifest:media-type="image/png"/>
  <manifest:file-entry manifest:full-path="Pictures/10000000000002580000003C782DF0CD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2.487cm"/>
    </style:style>
    <style:style style:name="Tabla1.B" style:family="table-column">
      <style:table-column-properties style:column-width="8.017cm"/>
    </style:style>
    <style:style style:name="Tabla1.C" style:family="table-column">
      <style:table-column-properties style:column-width="2.245cm"/>
    </style:style>
    <style:style style:name="Tabla1.D" style:family="table-column">
      <style:table-column-properties style:column-width="4.263cm"/>
    </style:style>
    <style:style style:name="Tabla1.A1" style:family="table-cell">
      <style:table-cell-properties fo:background-color="#ffdab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D1" style:family="table-cell">
      <style:table-cell-properties fo:background-color="#ffdab9" fo:padding="0.097cm" fo:border="0.05pt solid #000000">
        <style:background-image/>
      </style:table-cell-properties>
    </style:style>
    <style:style style:name="Tabla1.A2" style:family="table-cell">
      <style:table-cell-properties fo:background-color="#ffdab9" fo:padding="0.097cm" fo:border-left="0.05pt solid #000000" fo:border-right="none" fo:border-top="none" fo:border-bottom="0.05pt solid #000000">
        <style:background-image/>
      </style:table-cell-properties>
    </style:style>
    <style:style style:name="Tabla1.D2" style:family="table-cell">
      <style:table-cell-properties fo:background-color="#ffdab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1" style:family="table-row">
      <style:table-row-properties style:min-row-height="6.906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8.5cm" style:rel-column-width="32767*"/>
    </style:style>
    <style:style style:name="Tabla4.B" style:family="table-column">
      <style:table-column-properties style:column-width="8.5cm" style:rel-column-width="32768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8.5cm" style:rel-column-width="32767*"/>
    </style:style>
    <style:style style:name="Tabla5.B" style:family="table-column">
      <style:table-column-properties style:column-width="8.5cm" style:rel-column-width="32768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P1" style:family="paragraph" style:parent-style-name="Table_20_Contents">
      <style:text-properties style:font-name="Liberation Sans" fo:font-size="10pt" officeooo:rsid="00135430" officeooo:paragraph-rsid="00135430" style:font-name-asian="Microsoft YaHei" style:font-size-asian="10pt" style:font-name-complex="Mangal1" style:font-size-complex="10pt"/>
    </style:style>
    <style:style style:name="P2" style:family="paragraph" style:parent-style-name="Table_20_Contents">
      <style:text-properties style:font-name="Liberation Sans" fo:font-size="10pt" officeooo:rsid="001ffc77" officeooo:paragraph-rsid="001ffc77" style:font-name-asian="Microsoft YaHei" style:font-size-asian="10pt" style:font-name-complex="Mangal1" style:font-size-complex="10pt"/>
    </style:style>
    <style:style style:name="P3" style:family="paragraph" style:parent-style-name="Table_20_Contents">
      <style:text-properties style:font-name="Liberation Sans" fo:font-size="10pt" style:font-name-asian="Microsoft YaHei" style:font-size-asian="10pt" style:font-name-complex="Mangal1" style:font-size-complex="10pt"/>
    </style:style>
    <style:style style:name="P4" style:family="paragraph" style:parent-style-name="Standard">
      <style:text-properties fo:font-size="16pt" fo:font-weight="bold" officeooo:paragraph-rsid="00198393" style:font-size-asian="16pt" style:font-weight-asian="bold" style:font-size-complex="16pt" style:font-weight-complex="bold"/>
    </style:style>
    <style:style style:name="P5" style:family="paragraph" style:parent-style-name="Standard">
      <style:text-properties officeooo:paragraph-rsid="00198393"/>
    </style:style>
    <style:style style:name="P6" style:family="paragraph" style:parent-style-name="Standard">
      <style:paragraph-properties fo:text-align="justify" style:justify-single-word="false" fo:padding="0.049cm" fo:border="0.06pt solid #000000"/>
      <style:text-properties officeooo:paragraph-rsid="0014fb2e"/>
    </style:style>
    <style:style style:name="P7" style:family="paragraph" style:parent-style-name="Standard">
      <style:text-properties style:font-name="Calibri" fo:font-size="11pt" fo:font-weight="bold" officeooo:paragraph-rsid="00198393" style:font-size-asian="11pt" style:font-weight-asian="bold" style:font-size-complex="11pt" style:font-weight-complex="bold"/>
    </style:style>
    <style:style style:name="P8" style:family="paragraph" style:parent-style-name="Standard" style:list-style-name="WW8Num1">
      <style:text-properties style:font-name="Calibri" fo:font-size="11pt" fo:font-weight="bold" officeooo:paragraph-rsid="00198393" style:font-size-asian="11pt" style:font-weight-asian="bold" style:font-size-complex="11pt" style:font-weight-complex="bold"/>
    </style:style>
    <style:style style:name="P9" style:family="paragraph" style:parent-style-name="Standard">
      <style:text-properties style:font-name="Calibri" fo:font-size="11pt" fo:font-weight="bold" officeooo:paragraph-rsid="001b3d48" style:font-size-asian="11pt" style:font-weight-asian="bold" style:font-size-complex="11pt" style:font-weight-complex="bold"/>
    </style:style>
    <style:style style:name="P10" style:family="paragraph" style:parent-style-name="Standard" style:list-style-name="WW8Num1">
      <style:text-properties style:font-name="Calibri" fo:font-size="11pt" fo:font-weight="normal" officeooo:paragraph-rsid="001b3d48" style:font-size-asian="11pt" style:font-weight-asian="normal" style:font-size-complex="11pt" style:font-weight-complex="normal"/>
    </style:style>
    <style:style style:name="P11" style:family="paragraph" style:parent-style-name="Standard">
      <style:text-properties style:font-name="Calibri" fo:font-size="11pt" fo:font-weight="normal" officeooo:paragraph-rsid="001b3d48" style:font-size-asian="11pt" style:font-weight-asian="normal" style:font-size-complex="11pt" style:font-weight-complex="normal"/>
    </style:style>
    <style:style style:name="P12" style:family="paragraph" style:parent-style-name="Standard">
      <style:text-properties style:font-name="Calibri" fo:font-size="11pt" fo:font-weight="normal" officeooo:rsid="00221f63" officeooo:paragraph-rsid="00221f63" style:font-size-asian="11pt" style:font-weight-asian="normal" style:font-size-complex="11pt" style:font-weight-complex="normal"/>
    </style:style>
    <style:style style:name="P13" style:family="paragraph" style:parent-style-name="Standard">
      <style:text-properties style:font-name="Calibri" fo:font-size="11pt" fo:font-weight="normal" officeooo:rsid="00232c42" officeooo:paragraph-rsid="00232c42" style:font-size-asian="11pt" style:font-weight-asian="normal" style:font-size-complex="11pt" style:font-weight-complex="normal"/>
    </style:style>
    <style:style style:name="P14" style:family="paragraph" style:parent-style-name="Standard" style:list-style-name="WW8Num1">
      <style:text-properties style:font-name="Calibri" fo:font-size="11pt" fo:font-weight="normal" officeooo:paragraph-rsid="001e89ce" style:font-size-asian="11pt" style:font-weight-asian="normal" style:font-size-complex="11pt" style:font-weight-complex="normal"/>
    </style:style>
    <style:style style:name="P15" style:family="paragraph" style:parent-style-name="Standard">
      <style:text-properties style:font-name="Calibri" fo:font-size="11pt" fo:font-weight="normal" officeooo:paragraph-rsid="001e89ce" style:font-size-asian="11pt" style:font-weight-asian="normal" style:font-size-complex="11pt" style:font-weight-complex="normal"/>
    </style:style>
    <style:style style:name="P16" style:family="paragraph" style:parent-style-name="Standard">
      <style:text-properties style:font-name="Calibri" fo:font-size="11pt" fo:font-weight="normal" officeooo:rsid="00239b50" officeooo:paragraph-rsid="00239b50" style:font-size-asian="11pt" style:font-weight-asian="normal" style:font-size-complex="11pt" style:font-weight-complex="normal"/>
    </style:style>
    <style:style style:name="P17" style:family="paragraph" style:parent-style-name="Standard" style:list-style-name="WW8Num1">
      <style:text-properties style:font-name="Calibri" fo:font-size="11pt" fo:font-weight="bold" officeooo:paragraph-rsid="001b3d48" style:font-size-asian="11pt" style:font-weight-asian="bold" style:font-size-complex="11pt" style:font-weight-complex="bold"/>
    </style:style>
    <style:style style:name="P18" style:family="paragraph" style:parent-style-name="Standard">
      <style:paragraph-properties fo:margin-left="2.54cm" fo:margin-right="0cm" fo:text-indent="0cm" style:auto-text-indent="false"/>
      <style:text-properties style:font-name="Calibri" fo:font-size="11pt" fo:font-weight="bold" officeooo:paragraph-rsid="001b3d48" style:font-size-asian="11pt" style:font-weight-asian="bold" style:font-size-complex="11pt" style:font-weight-complex="bold"/>
    </style:style>
    <style:style style:name="P19" style:family="paragraph" style:parent-style-name="Standard" style:list-style-name="WW8Num1">
      <style:paragraph-properties fo:text-align="justify" style:justify-single-word="false"/>
      <style:text-properties style:font-name="Calibri" fo:font-size="11pt" fo:font-weight="normal" officeooo:paragraph-rsid="001b3d48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Calibri" fo:font-size="11pt" fo:font-weight="normal" officeooo:rsid="002681e3" officeooo:paragraph-rsid="002681e3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Calibri" fo:font-size="11pt" fo:font-weight="normal" officeooo:paragraph-rsid="002681e3" style:font-size-asian="11pt" style:font-weight-asian="normal" style:font-size-complex="11pt" style:font-weight-complex="normal"/>
    </style:style>
    <style:style style:name="P22" style:family="paragraph" style:parent-style-name="Standard" style:list-style-name="WW8Num1">
      <style:paragraph-properties fo:text-align="justify" style:justify-single-word="false"/>
      <style:text-properties style:font-name="Calibri" fo:font-size="11pt" fo:font-weight="normal" officeooo:paragraph-rsid="001e89ce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Calibri" fo:font-size="11pt" fo:font-weight="normal" officeooo:rsid="00285235" officeooo:paragraph-rsid="00285235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Calibri" fo:font-size="11pt" fo:font-weight="normal" officeooo:rsid="0028946d" officeooo:paragraph-rsid="0028946d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Calibri" fo:font-size="11pt" fo:font-weight="normal" officeooo:paragraph-rsid="001b3d48" style:font-size-asian="11pt" style:font-weight-asian="normal" style:font-size-complex="11pt" style:font-weight-complex="normal"/>
    </style:style>
    <style:style style:name="P26" style:family="paragraph" style:parent-style-name="Standard" style:list-style-name="WW8Num1">
      <style:paragraph-properties fo:text-align="justify" style:justify-single-word="false"/>
      <style:text-properties officeooo:paragraph-rsid="001cb7d7"/>
    </style:style>
    <style:style style:name="P27" style:family="paragraph" style:parent-style-name="Standard">
      <style:paragraph-properties fo:text-align="justify" style:justify-single-word="false"/>
      <style:text-properties officeooo:paragraph-rsid="0028946d"/>
    </style:style>
    <style:style style:name="P28" style:family="paragraph" style:parent-style-name="Standard">
      <style:paragraph-properties fo:text-align="justify" style:justify-single-word="false"/>
      <style:text-properties officeooo:rsid="0028946d" officeooo:paragraph-rsid="0028946d"/>
    </style:style>
    <style:style style:name="P29" style:family="paragraph" style:parent-style-name="Standard" style:list-style-name="WW8Num1">
      <style:paragraph-properties fo:text-align="justify" style:justify-single-word="false"/>
      <style:text-properties officeooo:paragraph-rsid="001e89ce"/>
    </style:style>
    <style:style style:name="P30" style:family="paragraph" style:parent-style-name="Standard">
      <style:paragraph-properties fo:text-align="justify" style:justify-single-word="false"/>
      <style:text-properties style:font-name="Calibri" fo:font-size="11pt" fo:font-weight="normal" officeooo:paragraph-rsid="001e89ce" style:font-size-asian="11pt" style:font-weight-asian="normal" style:font-size-complex="11pt" style:font-weight-complex="normal"/>
    </style:style>
    <style:style style:name="P31" style:family="paragraph" style:parent-style-name="Standard">
      <style:paragraph-properties fo:margin-left="1.27cm" fo:margin-right="0cm" fo:text-indent="0cm" style:auto-text-indent="false"/>
      <style:text-properties style:font-name="Calibri" fo:font-size="11pt" fo:font-weight="bold" officeooo:paragraph-rsid="001b3d48" style:font-size-asian="11pt" style:font-weight-asian="bold" style:font-size-complex="11pt" style:font-weight-complex="bold"/>
    </style:style>
    <style:style style:name="P32" style:family="paragraph" style:parent-style-name="Standard">
      <style:paragraph-properties fo:margin-left="1.27cm" fo:margin-right="0cm" fo:text-indent="0cm" style:auto-text-indent="false"/>
      <style:text-properties style:font-name="Calibri" fo:font-size="11pt" fo:font-weight="normal" officeooo:paragraph-rsid="001b3d48" style:font-size-asian="11pt" style:font-weight-asian="normal" style:font-size-complex="11pt" style:font-weight-complex="normal"/>
    </style:style>
    <style:style style:name="P33" style:family="paragraph" style:parent-style-name="Standard">
      <style:text-properties style:font-name="Calibri" fo:font-size="11pt" fo:font-weight="normal" officeooo:rsid="0028946d" officeooo:paragraph-rsid="0028946d" style:font-size-asian="11pt" style:font-weight-asian="normal" style:font-size-complex="11pt" style:font-weight-complex="normal"/>
    </style:style>
    <style:style style:name="P34" style:family="paragraph" style:parent-style-name="Standard" style:list-style-name="WW8Num1">
      <style:text-properties style:font-name="Calibri" fo:font-size="11pt" fo:font-weight="normal" officeooo:paragraph-rsid="001cb7d7" style:font-size-asian="11pt" style:font-weight-asian="normal" style:font-size-complex="11pt" style:font-weight-complex="normal"/>
    </style:style>
    <style:style style:name="P35" style:family="paragraph" style:parent-style-name="Standard">
      <style:text-properties style:font-name="Calibri" fo:font-size="11pt" fo:font-weight="normal" officeooo:rsid="0029968a" officeooo:paragraph-rsid="0029968a" style:font-size-asian="11pt" style:font-weight-asian="normal" style:font-size-complex="11pt" style:font-weight-complex="normal"/>
    </style:style>
    <style:style style:name="P36" style:family="paragraph" style:parent-style-name="Standard">
      <style:text-properties style:font-name="Calibri" fo:font-size="11pt" fo:font-weight="normal" officeooo:paragraph-rsid="0028946d" style:font-size-asian="11pt" style:font-weight-asian="normal" style:font-size-complex="11pt" style:font-weight-complex="normal"/>
    </style:style>
    <style:style style:name="P37" style:family="paragraph" style:parent-style-name="Standard" style:list-style-name="WW8Num1">
      <style:text-properties style:font-name="Calibri" fo:font-size="11pt" fo:font-weight="bold" officeooo:paragraph-rsid="001cb7d7" style:font-size-asian="11pt" style:font-weight-asian="bold" style:font-size-complex="11pt" style:font-weight-complex="bold"/>
    </style:style>
    <style:style style:name="P38" style:family="paragraph" style:parent-style-name="Standard">
      <style:paragraph-properties fo:margin-left="1.27cm" fo:margin-right="0cm" fo:text-indent="0cm" style:auto-text-indent="false"/>
      <style:text-properties style:font-name="Calibri" fo:font-size="11pt" fo:font-weight="bold" officeooo:paragraph-rsid="001cb7d7" style:font-size-asian="11pt" style:font-weight-asian="bold" style:font-size-complex="11pt" style:font-weight-complex="bold"/>
    </style:style>
    <style:style style:name="P39" style:family="paragraph" style:parent-style-name="Standard">
      <style:text-properties style:font-name="Calibri" fo:font-size="11pt" fo:font-weight="bold" officeooo:paragraph-rsid="001cb7d7" style:font-size-asian="11pt" style:font-weight-asian="bold" style:font-size-complex="11pt" style:font-weight-complex="bold"/>
    </style:style>
    <style:style style:name="P40" style:family="paragraph" style:parent-style-name="Standard">
      <style:text-properties style:font-name="Calibri" fo:font-size="11pt" fo:font-weight="bold" officeooo:paragraph-rsid="0028946d" style:font-size-asian="11pt" style:font-weight-asian="bold" style:font-size-complex="11pt" style:font-weight-complex="bold"/>
    </style:style>
    <style:style style:name="P41" style:family="paragraph" style:parent-style-name="Standard">
      <style:text-properties style:font-name="Calibri" fo:font-size="11pt" fo:font-weight="normal" officeooo:paragraph-rsid="001cb7d7" style:font-size-asian="11pt" style:font-weight-asian="normal" style:font-size-complex="11pt" style:font-weight-complex="normal"/>
    </style:style>
    <style:style style:name="P42" style:family="paragraph" style:parent-style-name="Standard">
      <style:paragraph-properties fo:margin-left="1.27cm" fo:margin-right="0cm" fo:text-indent="0cm" style:auto-text-indent="false"/>
      <style:text-properties style:font-name="Calibri" fo:font-size="11pt" fo:font-weight="normal" officeooo:paragraph-rsid="001cb7d7" style:font-size-asian="11pt" style:font-weight-asian="normal" style:font-size-complex="11pt" style:font-weight-complex="normal"/>
    </style:style>
    <style:style style:name="P43" style:family="paragraph" style:parent-style-name="Standard">
      <style:text-properties style:font-name="Calibri" fo:font-size="11pt" fo:font-weight="normal" officeooo:rsid="002b1ba0" officeooo:paragraph-rsid="002b1ba0" style:font-size-asian="11pt" style:font-weight-asian="normal" style:font-size-complex="11pt" style:font-weight-complex="normal"/>
    </style:style>
    <style:style style:name="P44" style:family="paragraph" style:parent-style-name="Standard">
      <style:text-properties style:font-name="Calibri" fo:font-size="11pt" fo:font-weight="normal" officeooo:rsid="002b224e" officeooo:paragraph-rsid="002b224e" style:font-size-asian="11pt" style:font-weight-asian="normal" style:font-size-complex="11pt" style:font-weight-complex="normal"/>
    </style:style>
    <style:style style:name="P45" style:family="paragraph" style:parent-style-name="Standard" style:list-style-name="WW8Num1"/>
    <style:style style:name="P46" style:family="paragraph" style:parent-style-name="Standard">
      <style:text-properties style:font-name="Calibri" fo:font-size="11pt" fo:font-weight="normal" officeooo:rsid="002d004c" officeooo:paragraph-rsid="002d004c" style:font-size-asian="11pt" style:font-weight-asian="normal" style:font-size-complex="11pt" style:font-weight-complex="normal"/>
    </style:style>
    <style:style style:name="P47" style:family="paragraph" style:parent-style-name="Standard">
      <style:text-properties officeooo:paragraph-rsid="002d004c"/>
    </style:style>
    <style:style style:name="P48" style:family="paragraph" style:parent-style-name="Standard">
      <style:text-properties style:font-name="Calibri" fo:font-size="11pt" fo:font-weight="normal" officeooo:rsid="002d6f8d" officeooo:paragraph-rsid="002d6f8d" style:font-size-asian="11pt" style:font-weight-asian="normal" style:font-size-complex="11pt" style:font-weight-complex="normal"/>
    </style:style>
    <style:style style:name="P49" style:family="paragraph" style:parent-style-name="Standard">
      <style:text-properties style:font-name="Calibri" fo:font-size="11pt" fo:font-weight="normal" officeooo:paragraph-rsid="002d6f8d" style:font-size-asian="11pt" style:font-weight-asian="normal" style:font-size-complex="11pt" style:font-weight-complex="normal"/>
    </style:style>
    <style:style style:name="P50" style:family="paragraph" style:parent-style-name="Standard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1e7db8" officeooo:paragraph-rsid="001cb7d7" style:font-size-asian="10pt" style:font-style-asian="normal" style:font-weight-asian="normal" style:font-size-complex="11pt" style:font-weight-complex="bold" style:text-emphasize="none"/>
    </style:style>
    <style:style style:name="P51" style:family="paragraph" style:parent-style-name="Standard">
      <style:text-properties style:font-name="Calibri" fo:font-size="11pt" fo:font-weight="bold" officeooo:rsid="001e7db8" officeooo:paragraph-rsid="001cb7d7" style:font-size-asian="11pt" style:font-weight-asian="bold" style:font-size-complex="11pt" style:font-weight-complex="bold"/>
    </style:style>
    <style:style style:name="P52" style:family="paragraph" style:parent-style-name="Standard">
      <style:text-properties style:font-name="Calibri" fo:font-size="11pt" fo:font-weight="normal" officeooo:paragraph-rsid="00198393" style:font-size-asian="11pt" style:font-weight-asian="normal" style:font-size-complex="11pt" style:font-weight-complex="normal"/>
    </style:style>
    <style:style style:name="P53" style:family="paragraph" style:parent-style-name="Standard">
      <style:paragraph-properties fo:margin-left="0cm" fo:margin-right="0cm" fo:text-indent="0cm" style:auto-text-indent="false"/>
      <style:text-properties style:font-name="Calibri" fo:font-size="11pt" fo:font-weight="bold" officeooo:paragraph-rsid="00198393" style:font-size-asian="11pt" style:font-weight-asian="bold" style:font-size-complex="11pt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0198393" style:font-size-asian="16pt" style:font-weight-asian="bold" style:font-size-complex="16pt" style:font-weight-complex="bold"/>
    </style:style>
    <style:style style:name="T3" style:family="text">
      <style:text-properties officeooo:rsid="00230ffc"/>
    </style:style>
    <style:style style:name="T4" style:family="text">
      <style:text-properties officeooo:rsid="00232c42"/>
    </style:style>
    <style:style style:name="T5" style:family="text">
      <style:text-properties officeooo:rsid="00239b50"/>
    </style:style>
    <style:style style:name="T6" style:family="text">
      <style:text-properties officeooo:rsid="001e89ce"/>
    </style:style>
    <style:style style:name="T7" style:family="text">
      <style:text-properties officeooo:rsid="0028946d"/>
    </style:style>
    <style:style style:name="T8" style:family="text">
      <style:text-properties officeooo:rsid="002681e3"/>
    </style:style>
    <style:style style:name="T9" style:family="text">
      <style:text-properties style:font-name="Calibri" fo:font-size="11pt" fo:font-weight="normal" style:font-size-asian="11pt" style:font-weight-asian="normal" style:font-size-complex="11pt" style:font-weight-complex="normal"/>
    </style:style>
    <style:style style:name="T10" style:family="text">
      <style:text-properties style:font-name="Calibri" fo:font-size="11pt" fo:font-weight="normal" officeooo:rsid="001cb7d7" style:font-size-asian="11pt" style:font-weight-asian="normal" style:font-size-complex="11pt" style:font-weight-complex="normal"/>
    </style:style>
    <style:style style:name="T11" style:family="text">
      <style:text-properties officeooo:rsid="001cb7d7"/>
    </style:style>
    <style:style style:name="T12" style:family="text">
      <style:text-properties style:font-name="Calibri" fo:font-size="11pt" fo:font-weight="normal" officeooo:rsid="001e89ce" style:font-size-asian="11pt" style:font-weight-asian="normal" style:font-size-complex="11pt" style:font-weight-complex="normal"/>
    </style:style>
    <style:style style:name="T13" style:family="text">
      <style:text-properties officeooo:rsid="0029968a"/>
    </style:style>
    <style:style style:name="T14" style:family="text">
      <style:text-properties officeooo:rsid="002b224e"/>
    </style:style>
    <style:style style:name="T15" style:family="text">
      <style:text-properties officeooo:rsid="002d004c"/>
    </style:style>
    <style:style style:name="T16" style:family="text">
      <style:text-properties officeooo:rsid="002d6f8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1">Nombre</text:p>
          </table:table-cell>
          <table:table-cell table:style-name="Tabla1.A1" office:value-type="string">
            <text:p text:style-name="P2">Daniel </text:p>
          </table:table-cell>
          <table:table-cell table:style-name="Tabla1.A1" office:value-type="string">
            <text:p text:style-name="P1">Curso</text:p>
          </table:table-cell>
          <table:table-cell table:style-name="Tabla1.D1" office:value-type="string">
            <text:p text:style-name="P2">1ºDAW</text:p>
          </table:table-cell>
        </table:table-row>
        <table:table-row>
          <table:table-cell table:style-name="Tabla1.A2" office:value-type="string">
            <text:p text:style-name="P1">Apellidos</text:p>
          </table:table-cell>
          <table:table-cell table:style-name="Tabla1.A2" office:value-type="string">
            <text:p text:style-name="P2">Santana Bueno</text:p>
          </table:table-cell>
          <table:table-cell table:style-name="Tabla1.A2" office:value-type="string">
            <text:p text:style-name="P1">Fecha</text:p>
          </table:table-cell>
          <table:table-cell table:style-name="Tabla1.D2" office:value-type="string">
            <text:p text:style-name="P3"/>
          </table:table-cell>
        </table:table-row>
      </table:table>
      <text:p text:style-name="P4"/>
      <text:p text:style-name="P5"><text:bookmark-start text:name="__RefHeading___Toc1055_4180954768"/><text:span text:style-name="T1">Practicas </text:span><text:span text:style-name="T2">0</text:span><text:span text:style-name="T1">3 Sistema Binario Negativos</text:span><text:bookmark-end text:name="__RefHeading___Toc1055_4180954768"/></text:p>
      <text:p text:style-name="P6"/>
      <text:p text:style-name="P7"/>
      <text:list text:style-name="WW8Num1">
        <text:list-item>
          <text:p text:style-name="P8">Pasa los siguientes números de decimal a los tres tipos de formato negativo Magnitud , C-1 , C-2 </text:p>
        </text:list-item>
      </text:list>
      <text:p text:style-name="P7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9">Ejemplo 40 </text:p>
            <text:p text:style-name="P9"/>
            <text:p text:style-name="P9">40/2 sobra 0 </text:p>
            <text:p text:style-name="P9">20/2 sobra 0</text:p>
            <text:p text:style-name="P9">10/2 sobra 0</text:p>
            <text:p text:style-name="P9">5/2 sobra 1</text:p>
            <text:p text:style-name="P9">2/2 sobra 0</text:p>
            <text:p text:style-name="P9">1</text:p>
            <text:p text:style-name="P9"/>
            <text:p text:style-name="P9">40 es en binario de 8 bits <text:s/><text:tab/><text:tab/>00101000</text:p>
            <text:p text:style-name="P9">-40 en Complemento 1 es <text:tab/><text:tab/>11010111</text:p>
            <text:p text:style-name="P9">-40 en Complemento 2 es <text:tab/><text:tab/>11011000</text:p>
            <text:p text:style-name="P9">-40 en Signo magnitud es <text:tab/><text:tab/>10101000</text:p>
            <text:p text:style-name="P9"/>
            <text:p text:style-name="P9"/>
          </table:table-cell>
          <table:table-cell table:style-name="Tabla2.B1" office:value-type="string">
            <text:p text:style-name="P9"/>
            <text:list text:continue-numbering="true" text:style-name="WW8Num1">
              <text:list-item>
                <text:list>
                  <text:list-item>
                    <text:p text:style-name="P10">-4 ( con 8 bits)</text:p>
                  </text:list-item>
                </text:list>
              </text:list-item>
            </text:list>
            <text:p text:style-name="P11"/>
            <text:p text:style-name="P12">4/2 = 2 sobra 0 </text:p>
            <text:p text:style-name="P12">2/2 = 1 sobra 0</text:p>
            <text:p text:style-name="P12">½ <text:s/>= 0 sobra 1</text:p>
            <text:p text:style-name="P12"/>
            <text:p text:style-name="P12">4 en binario = 00000100</text:p>
            <text:p text:style-name="P12">-4 en SM = 10000100</text:p>
            <text:p text:style-name="P12">-4 en c1 = <text:span text:style-name="T3">11111011</text:span></text:p>
            <text:p text:style-name="P12">-<text:span text:style-name="T3">4 en c2 = <text:s/></text:span><text:span text:style-name="T4">11111100</text:span></text:p>
            <text:p text:style-name="P11"/>
            <text:list text:continue-numbering="true" text:style-name="WW8Num1">
              <text:list-item>
                <text:list>
                  <text:list-item>
                    <text:p text:style-name="P10">-12 ( con 8 bits)</text:p>
                  </text:list-item>
                </text:list>
              </text:list-item>
            </text:list>
            <text:p text:style-name="P13">12/2 = 6 sobra 0</text:p>
            <text:p text:style-name="P13">6 /2 = 3 sobra 0</text:p>
            <text:p text:style-name="P13">3/2 = 1 sobra 1</text:p>
            <text:p text:style-name="P13">½ = 0 sobra 1</text:p>
            <text:p text:style-name="P13"/>
            <text:p text:style-name="P13">12 en binario = 00001100</text:p>
            <text:p text:style-name="P13">-12 en Sm = 10001100</text:p>
            <text:p text:style-name="P13">-12 en C1 = 11110011</text:p>
            <text:p text:style-name="P13">-12 en C2 = <text:s/><text:span text:style-name="T5">11110100</text:span></text:p>
            <text:list text:continue-numbering="true" text:style-name="WW8Num1">
              <text:list-item>
                <text:list>
                  <text:list-item>
                    <text:p text:style-name="P14">-<text:span text:style-name="T6">1</text:span>0<text:span text:style-name="T6">2</text:span> ( con <text:span text:style-name="T6">8</text:span> bits)</text:p>
                    <text:p text:style-name="P14"/>
                  </text:list-item>
                </text:list>
              </text:list-item>
            </text:list>
            <text:p text:style-name="P15">102 / 2 = 51 → sobra 0 <text:s/></text:p>
            <text:p text:style-name="P15">51 / 2 = 25 → sobra 1 <text:s/></text:p>
            <text:p text:style-name="P15">25 / 2 = 12 → sobra 1 <text:s/></text:p>
            <text:p text:style-name="P15">12 / 2 = 6 <text:s/>→ sobra 0 <text:s/></text:p>
            <text:p text:style-name="P15">6 / 2 <text:s/>= 3 <text:s/>→ sobra 0 <text:s/></text:p>
            <text:p text:style-name="P15">3 / 2 <text:s/>= 1 <text:s/>→ sobra 1 <text:s/></text:p>
            <text:p text:style-name="P15">1 / 2 <text:s/>= 0 <text:s/>→ sobra 1</text:p>
            <text:p text:style-name="P15"/>
            <text:p text:style-name="P16">102 en binario = 1100110</text:p>
            <text:p text:style-name="P16">-102 SM = 11100110</text:p>
            <text:p text:style-name="P16">-102 C1 = 10011001</text:p>
            <text:p text:style-name="P15">-<text:span text:style-name="T5">102 C2 = 10011010</text:span></text:p>
            <text:p text:style-name="P15"/>
            <text:p text:style-name="P15"/>
            <text:list text:continue-numbering="true" text:style-name="WW8Num1">
              <text:list-item>
                <text:list>
                  <text:list-item>
                    <text:p text:style-name="P14">-<text:span text:style-name="T6">3</text:span>11 ( con 16 bits)</text:p>
                  </text:list-item>
                </text:list>
              </text:list-item>
            </text:list>
            <text:p text:style-name="P16">311 / 2 = 155 → sobra 1 <text:s/></text:p>
            <text:p text:style-name="P16">155 / 2 = 77 <text:s/>→ sobra 1 <text:s/></text:p>
            <text:p text:style-name="P16">77 / 2 <text:s/>= 38 <text:s/>→ sobra 1 <text:s/></text:p>
            <text:p text:style-name="P16"><text:soft-page-break/>38 / 2 <text:s/>= 19 <text:s/>→ sobra 0 <text:s/></text:p>
            <text:p text:style-name="P16">19 / 2 <text:s/>= 9 <text:s text:c="2"/>→ sobra 1 <text:s/></text:p>
            <text:p text:style-name="P16">9 / 2 <text:s text:c="2"/>= 4 <text:s text:c="2"/>→ sobra 1 <text:s/></text:p>
            <text:p text:style-name="P16">4 / 2 <text:s text:c="2"/>= 2 <text:s text:c="2"/>→ sobra 0 <text:s/></text:p>
            <text:p text:style-name="P16">2 / 2 <text:s text:c="2"/>= 1 <text:s text:c="2"/>→ sobra 0 <text:s/></text:p>
            <text:p text:style-name="P16">1 / 2 <text:s text:c="2"/>= 0 <text:s text:c="2"/>→ sobra 1</text:p>
            <text:p text:style-name="P16"/>
            <text:p text:style-name="P16">311 binario = 100110111</text:p>
            <text:p text:style-name="P16">-311 SM = <text:s/>1000000100110111</text:p>
            <text:p text:style-name="P15">-<text:span text:style-name="T5">311 C1 = 1111111011001000</text:span></text:p>
            <text:p text:style-name="P15">-<text:span text:style-name="T5">311 C2 = <text:s/>1111111011001001</text:span></text:p>
            <text:p text:style-name="P15"/>
            <text:p text:style-name="P15"/>
            <text:list text:continue-numbering="true" text:style-name="WW8Num1">
              <text:list-item>
                <text:list>
                  <text:list-item>
                    <text:p text:style-name="P10">-501 ( con 16 bits)</text:p>
                  </text:list-item>
                </text:list>
              </text:list-item>
            </text:list>
            <text:p text:style-name="P11">501 / 2 = 250 → sobra 1 <text:s/></text:p>
            <text:p text:style-name="P11">250 / 2 = 125 → sobra 0 <text:s/></text:p>
            <text:p text:style-name="P11">125 / 2 = 62 <text:s/>→ sobra 1 <text:s/></text:p>
            <text:p text:style-name="P11">62 / 2 <text:s/>= 31 <text:s/>→ sobra 0 <text:s/></text:p>
            <text:p text:style-name="P11">31 / 2 <text:s/>= 15 <text:s/>→ sobra 1 <text:s/></text:p>
            <text:p text:style-name="P11">15 / 2 <text:s/>= 7 <text:s text:c="2"/>→ sobra 1 <text:s/></text:p>
            <text:p text:style-name="P11">7 / 2 <text:s text:c="2"/>= 3 <text:s text:c="2"/>→ sobra 1 <text:s/></text:p>
            <text:p text:style-name="P11">3 / 2 <text:s text:c="2"/>= 1 <text:s text:c="2"/>→ sobra 1 <text:s/></text:p>
            <text:p text:style-name="P11">1 / 2 <text:s text:c="2"/>= 0 <text:s text:c="2"/>→ sobra 1</text:p>
            <text:p text:style-name="P11"/>
            <text:p text:style-name="P16">501 binario = 0000000111110101</text:p>
            <text:p text:style-name="P16">-501 Sm = 1000000111110101</text:p>
            <text:p text:style-name="P16">-501 c1 = 1111111000001010</text:p>
            <text:p text:style-name="P16">-501 c2 = 1111111000001011</text:p>
            <text:p text:style-name="P11"/>
            <text:p text:style-name="P11"/>
            <text:p text:style-name="P11"/>
            <text:list text:continue-numbering="true" text:style-name="WW8Num1">
              <text:list-item>
                <text:list>
                  <text:list-item>
                    <text:p text:style-name="P10">-3211 ( con 16 bits)</text:p>
                  </text:list-item>
                </text:list>
              </text:list-item>
            </text:list>
            <text:p text:style-name="P11">3211 / 2 = 1605 → sobra 1 <text:s/><text:line-break/>1605 / 2 = 802 → sobra 1 <text:s/><text:line-break/>802 / 2 <text:s/>= 401 → sobra 0 <text:s/><text:line-break/>401 / 2 <text:s/>= 200 → sobra 1 <text:s/><text:line-break/>200 / 2 <text:s/>= 100 → sobra 0 <text:s/><text:line-break/>100 / 2 <text:s/>= 50 <text:s/>→ sobra 0 <text:s/><text:line-break/>50 / 2 <text:s text:c="2"/>= 25 <text:s/>→ sobra 0 <text:s/><text:line-break/>25 / 2 <text:s text:c="2"/>= 12 <text:s/>→ sobra 1 <text:s/><text:line-break/>12 / 2 <text:s text:c="2"/>= 6 <text:s text:c="2"/>→ sobra 0 <text:s/><text:line-break/>6 / 2 <text:s text:c="3"/>= 3 <text:s text:c="2"/>→ sobra 0 <text:s/><text:line-break/>3 / 2 <text:s text:c="3"/>= 1 <text:s text:c="2"/>→ sobra 1 <text:s/><text:line-break/>1 / 2 <text:s text:c="3"/>= 0 <text:s text:c="2"/>→ sobra 1</text:p>
            <text:p text:style-name="P11"/>
            <text:p text:style-name="P16">3211 binario = 0000110010001011</text:p>
            <text:p text:style-name="P16">-3211 sm = 1000110010001011</text:p>
            <text:p text:style-name="P16">-3211 c1 = 1111001101110100</text:p>
            <text:p text:style-name="P16">-3211 c2 = 1111001101110101</text:p>
            <text:p text:style-name="P11"/>
            <text:p text:style-name="P11"/>
            <text:p text:style-name="P11"><text:soft-page-break/></text:p>
          </table:table-cell>
        </table:table-row>
      </table:table>
      <text:p text:style-name="P7"/>
      <text:list text:continue-numbering="true" text:style-name="WW8Num1">
        <text:list-item>
          <text:p text:style-name="P17">Pasa los siguientes números de binario Signo Magnitud a Decimal</text:p>
        </text:list-item>
      </text:list>
      <text:p text:style-name="P9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9">Ejemplo 10101001 en signo magnitud</text:p>
            <text:p text:style-name="P9"/>
            <text:p text:style-name="P18">1 0101001 es </text:p>
            <text:p text:style-name="P18">1<text:tab/><text:tab/> -&gt; negativo</text:p>
            <text:p text:style-name="P18">0101001<text:tab/>-&gt; 1+8+32 = 41</text:p>
            <text:p text:style-name="P18">El numero es -41</text:p>
          </table:table-cell>
          <table:table-cell table:style-name="Tabla3.B1" office:value-type="string">
            <text:list text:continue-numbering="true" text:style-name="WW8Num1">
              <text:list-item>
                <text:list>
                  <text:list-item text:start-value="1">
                    <text:p text:style-name="P19">10101<text:span text:style-name="T6">1</text:span>01</text:p>
                  </text:list-item>
                </text:list>
              </text:list-item>
            </text:list>
            <text:p text:style-name="P20">1 → Negativo </text:p>
            <text:p text:style-name="P20">0101101 → <text:s/>1 +4+8+32 = 45</text:p>
            <text:p text:style-name="P20">El número es -4<text:span text:style-name="T7">5</text:span></text:p>
            <text:list text:continue-numbering="true" text:style-name="WW8Num1">
              <text:list-item>
                <text:list>
                  <text:list-item>
                    <text:p text:style-name="P19">10000001</text:p>
                  </text:list-item>
                </text:list>
              </text:list-item>
            </text:list>
            <text:p text:style-name="P20">1 → Negativo </text:p>
            <text:p text:style-name="P21"><text:span text:style-name="T8">Él numero es -1</text:span></text:p>
            <text:p text:style-name="P21"/>
            <text:list text:continue-numbering="true" text:style-name="WW8Num1">
              <text:list-item>
                <text:list>
                  <text:list-item>
                    <text:p text:style-name="P22">100<text:span text:style-name="T6">1111</text:span>1</text:p>
                  </text:list-item>
                </text:list>
              </text:list-item>
            </text:list>
            <text:p text:style-name="P23">1 → Negativo </text:p>
            <text:p text:style-name="P23"/>
            <text:p text:style-name="P23">0011111 → 1+2+4+8+16 = 31</text:p>
            <text:p text:style-name="P23">El numero es -31</text:p>
            <text:p text:style-name="P23"/>
            <text:list text:continue-numbering="true" text:style-name="WW8Num1">
              <text:list-item>
                <text:list>
                  <text:list-item>
                    <text:p text:style-name="P19">100<text:span text:style-name="T6">1</text:span>1001</text:p>
                  </text:list-item>
                </text:list>
              </text:list-item>
            </text:list>
            <text:p text:style-name="P24">1 → Negativo </text:p>
            <text:p text:style-name="P24">0011001 → 1+8+16 = 25</text:p>
            <text:p text:style-name="P24">El numero es -25</text:p>
            <text:p text:style-name="P25"/>
            <text:list text:continue-numbering="true" text:style-name="WW8Num1">
              <text:list-item>
                <text:list>
                  <text:list-item>
                    <text:p text:style-name="P26"><text:span text:style-name="T9">1</text:span><text:span text:style-name="T10">1111111111</text:span><text:span text:style-name="T9">10101</text:span></text:p>
                  </text:list-item>
                </text:list>
              </text:list-item>
            </text:list>
            <text:p text:style-name="P24">1 → Negativo </text:p>
            <text:p text:style-name="P27"><text:span text:style-name="T11">1111111111</text:span>10101 → <text:span text:style-name="T7">32757</text:span></text:p>
            <text:p text:style-name="P28">Él numero es 32757</text:p>
            <text:list text:continue-numbering="true" text:style-name="WW8Num1">
              <text:list-item>
                <text:list>
                  <text:list-item>
                    <text:p text:style-name="P29"><text:span text:style-name="T9">1</text:span><text:span text:style-name="T10">111111</text:span><text:span text:style-name="T12">00000</text:span><text:span text:style-name="T9">0101</text:span></text:p>
                  </text:list-item>
                </text:list>
              </text:list-item>
            </text:list>
            <text:p text:style-name="P30"/>
            <text:p text:style-name="P24">1 → Negativo </text:p>
            <text:p text:style-name="P27"><text:span text:style-name="T11">111111</text:span><text:span text:style-name="T6">00000</text:span>0101 → - <text:s/>1+4+1024+2048+4096+8192+16384=31749</text:p>
            <text:p text:style-name="P28">Él numero es -31749</text:p>
            <text:p text:style-name="P28"/>
          </table:table-cell>
        </table:table-row>
      </table:table>
      <text:p text:style-name="P7"/>
      <text:list text:continue-numbering="true" text:style-name="WW8Num1">
        <text:list-item>
          <text:p text:style-name="P17">Pasa los siguientes números de binario C1 a Decimal</text:p>
        </text:list-item>
      </text:list>
      <text:p text:style-name="P31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9">Ejemplo 10101001 en binario C1</text:p>
            <text:p text:style-name="P9"/>
            <text:p text:style-name="P9">1 0101001 es </text:p>
            <text:p text:style-name="P9"><text:tab/>1<text:tab/>-&gt; negativo</text:p>
            <text:p text:style-name="P9"><text:tab/>0101001 a la inversa 1010110<text:tab/>-&gt; 64+16+4+2 = 86</text:p>
            <text:p text:style-name="P9"/>
            <text:p text:style-name="P9"><text:tab/>El numero es -86</text:p>
            <text:p text:style-name="P11"/>
          </table:table-cell>
          <table:table-cell table:style-name="Tabla4.B1" office:value-type="string">
            <text:p text:style-name="P32"/>
            <text:list text:continue-numbering="true" text:style-name="WW8Num1">
              <text:list-item>
                <text:list>
                  <text:list-item>
                    <text:p text:style-name="P10">10111001</text:p>
                  </text:list-item>
                </text:list>
              </text:list-item>
            </text:list>
            <text:p text:style-name="P33">1 → Negativo </text:p>
            <text:p text:style-name="P33">A la inversa 1000110 → 2+4+64 = 70</text:p>
            <text:p text:style-name="P33">Él numero es -70</text:p>
            <text:p text:style-name="P11"/>
            <text:list text:continue-numbering="true" text:style-name="WW8Num1">
              <text:list-item>
                <text:list>
                  <text:list-item>
                    <text:p text:style-name="P10">10011101</text:p>
                  </text:list-item>
                </text:list>
              </text:list-item>
            </text:list>
            <text:p text:style-name="P33">1 → Negativo </text:p>
            <text:p text:style-name="P33">A la inversa 1100010 → 2+32+64 = 98</text:p>
            <text:p text:style-name="P33">Él numero es -98</text:p>
            <text:p text:style-name="P33"/>
            <text:p text:style-name="P33"/>
            <text:p text:style-name="P11"/>
            <text:list text:continue-numbering="true" text:style-name="WW8Num1">
              <text:list-item>
                <text:list>
                  <text:list-item>
                    <text:p text:style-name="P10"><text:soft-page-break/>00001001</text:p>
                  </text:list-item>
                </text:list>
              </text:list-item>
            </text:list>
            <text:p text:style-name="P11"/>
            <text:p text:style-name="P33">0 → positivo </text:p>
            <text:p text:style-name="P33">ÉL número es 9</text:p>
            <text:p text:style-name="P33"/>
            <text:list text:continue-numbering="true" text:style-name="WW8Num1">
              <text:list-item>
                <text:list>
                  <text:list-item>
                    <text:p text:style-name="P34">1<text:span text:style-name="T11">1111111111</text:span>10101</text:p>
                  </text:list-item>
                </text:list>
              </text:list-item>
            </text:list>
            <text:p text:style-name="P33">1 → Negativo </text:p>
            <text:p text:style-name="P33">A la inversa → <text:span text:style-name="T13">000000000001010 → 2+8 = 10</text:span></text:p>
            <text:p text:style-name="P35">Él numero es: -10</text:p>
            <text:p text:style-name="P36"/>
            <text:list text:continue-numbering="true" text:style-name="WW8Num1">
              <text:list-item>
                <text:list>
                  <text:list-item>
                    <text:p text:style-name="P14">1<text:span text:style-name="T11">111110000000</text:span>00<text:span text:style-name="T6">0</text:span></text:p>
                  </text:list-item>
                </text:list>
              </text:list-item>
            </text:list>
            <text:p text:style-name="P35">1 → Negativo </text:p>
            <text:p text:style-name="P35">A la inversa → 00000111111111 → 1+2+4+8+16+32+64+128+256+512 = 1023</text:p>
            <text:p text:style-name="P35"/>
            <text:p text:style-name="P35">Él numero es <text:s/>-1023</text:p>
          </table:table-cell>
        </table:table-row>
      </table:table>
      <text:list text:continue-numbering="true" text:style-name="WW8Num1">
        <text:list-header>
          <text:p text:style-name="P37">Pasa los siguientes números de binario <text:span text:style-name="T11">c2</text:span> a Decimal</text:p>
        </text:list-header>
      </text:list>
      <text:p text:style-name="P38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39">Ejemplo 1010100<text:span text:style-name="T11">0</text:span> en binario C<text:span text:style-name="T11">2</text:span></text:p>
            <text:p text:style-name="P39"/>
            <text:p text:style-name="P39">1010100<text:span text:style-name="T11">0</text:span> es </text:p>
            <text:p text:style-name="P39"><text:tab/><text:span text:style-name="T11">Signo </text:span>1<text:tab/> <text:s text:c="3"/>-&gt; negativo </text:p>
            <text:p text:style-name="P40"><text:tab/><text:span text:style-name="T11">Numero C2 </text:span>010100<text:span text:style-name="T11">0</text:span> <text:s/>-&gt; <text:s/><text:line-break/><text:span text:style-name="T11">No invertirmos hasta primer 1 y despues hasta el principio </text:span></text:p>
            <text:p text:style-name="P39"><text:s text:c="4"/>010.100<text:span text:style-name="T11">0</text:span> <text:s/>-&gt; <text:s text:c="3"/><text:span text:style-name="T11">1011000</text:span></text:p>
            <text:p text:style-name="P39"/>
            <text:p text:style-name="P39">64+16+<text:span text:style-name="T11">8</text:span> = 8<text:span text:style-name="T11">8</text:span></text:p>
            <text:p text:style-name="P39"/>
            <text:p text:style-name="P39"><text:tab/>El numero es -8<text:span text:style-name="T11">8</text:span></text:p>
            <text:p text:style-name="P41"/>
          </table:table-cell>
          <table:table-cell table:style-name="Tabla5.B1" office:value-type="string">
            <text:p text:style-name="P42"/>
            <text:list text:continue-numbering="true" text:style-name="WW8Num1">
              <text:list-item>
                <text:list>
                  <text:list-item>
                    <text:p text:style-name="P34">10111001</text:p>
                  </text:list-item>
                </text:list>
              </text:list-item>
            </text:list>
            <text:p text:style-name="P43">Signo 1 → Negativo </text:p>
            <text:p text:style-name="P43">0111001 → 1000111 → 1+2+4+ 64 = 71</text:p>
            <text:p text:style-name="P43">Él numero es -71</text:p>
            <text:list text:continue-numbering="true" text:style-name="WW8Num1">
              <text:list-item>
                <text:list>
                  <text:list-item>
                    <text:p text:style-name="P34">10011101</text:p>
                  </text:list-item>
                </text:list>
              </text:list-item>
            </text:list>
            <text:p text:style-name="P43">1 → Negativo </text:p>
            <text:p text:style-name="P43">0011101 → 1100011 → 1+2+32+64 = 99</text:p>
            <text:p text:style-name="P43">Él numero es -99</text:p>
            <text:p text:style-name="P43"/>
            <text:list text:continue-numbering="true" text:style-name="WW8Num1">
              <text:list-item>
                <text:list>
                  <text:list-item>
                    <text:p text:style-name="P34">00001001</text:p>
                  </text:list-item>
                </text:list>
              </text:list-item>
            </text:list>
            <text:p text:style-name="P43">0 → <text:span text:style-name="T14">Positivo</text:span></text:p>
            <text:p text:style-name="P44">0001001 → 9</text:p>
            <text:p text:style-name="P44">Él numero es 9</text:p>
            <text:p text:style-name="P44"/>
            <text:list text:continue-numbering="true" text:style-name="WW8Num1">
              <text:list-item>
                <text:list>
                  <text:list-item>
                    <text:p text:style-name="P45"><text:span text:style-name="T9">1</text:span><text:span text:style-name="T10">1111111000</text:span><text:span text:style-name="T9">0</text:span><text:span text:style-name="T12">0000</text:span></text:p>
                  </text:list-item>
                </text:list>
              </text:list-item>
            </text:list>
            <text:p text:style-name="P46">1 → <text:s/>Negativo </text:p>
            <text:p text:style-name="P47"><text:span text:style-name="T11">1111111000</text:span>0<text:span text:style-name="T6">000</text:span><text:span text:style-name="T15">0 → 000000100000000 → </text:span></text:p>
            <text:p text:style-name="P48">Él numero es -256</text:p>
            <text:list text:continue-numbering="true" text:style-name="WW8Num1">
              <text:list-item>
                <text:list>
                  <text:list-item>
                    <text:p text:style-name="P34">1<text:span text:style-name="T11">1111111111</text:span>10101</text:p>
                  </text:list-item>
                </text:list>
              </text:list-item>
            </text:list>
            <text:p text:style-name="P48">1 → Negativo </text:p>
            <text:p text:style-name="P49"><text:span text:style-name="T11">1111111111</text:span>10101 → <text:span text:style-name="T16">000000000001011 → 1+2+8 = 11</text:span></text:p>
            <text:p text:style-name="P48">Él numero es -11</text:p>
          </table:table-cell>
        </table:table-row>
      </table:table>
      <text:p text:style-name="P50"/>
      <text:p text:style-name="P51"/>
      <text:p text:style-name="P7"/>
      <text:p text:style-name="P52"/>
      <text:p text:style-name="P53"/>
      <text:p text:style-name="P53"/>
      <text:p text:style-name="P5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72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WW8Num1z0" style:family="text">
      <style:text-properties fo:font-size="11pt" fo:font-weight="bold" style:font-size-asian="9.60000038146973pt" style:font-weight-asian="bold" style:font-size-complex="11pt" style:font-weight-complex="bold"/>
    </style:style>
    <style:style style:name="WW8Num1z1" style:family="text">
      <style:text-properties fo:font-size="10pt" fo:font-weight="bold" style:font-size-asian="8.75pt" style:font-weight-asian="bold" style:font-size-complex="10pt" style:font-weight-complex="bold"/>
    </style:style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n14" text:anchor-type="char" svg:x="15.953cm" svg:y="-1.244cm" svg:width="1.822cm" svg:height="1.838cm" draw:z-index="3"><draw:image xlink:href="Pictures/100000000000007A0000007BA3CD4ACD.png" xlink:type="simple" xlink:show="embed" xlink:actuate="onLoad" draw:mime-type="image/png"/></draw:frame><draw:frame draw:style-name="Mfr1" draw:name="Imagen13" text:anchor-type="char" svg:x="0.018cm" svg:y="-1.032cm" svg:width="12.203cm" svg:height="1.221cm" draw:z-index="7"><draw:image xlink:href="Pictures/10000000000002580000003C782DF0CD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7-10-20T23:40:51.940000000</meta:creation-date>
    <meta:generator>LibreOffice/25.2.6.2$Windows_X86_64 LibreOffice_project/729c5bfe710f5eb71ed3bbde9e06a6065e9c6c5d</meta:generator>
    <dc:date>2025-11-20T01:03:23.159398900</dc:date>
    <meta:editing-duration>PT2H52M28S</meta:editing-duration>
    <meta:editing-cycles>36</meta:editing-cycles>
    <meta:document-statistic meta:table-count="5" meta:image-count="2" meta:object-count="0" meta:page-count="4" meta:paragraph-count="165" meta:word-count="889" meta:character-count="3932" meta:non-whitespace-character-count="3019"/>
  </office:meta>
</office:document-meta>
</file>